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StartupServlet.registerJNDI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sitoryStartupServlet.configur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RepositoryStartupServlet.getRMIServerSocketFactory( final InetAddress host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StartupServlet.createRepository( InputSource is , File hom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StartupServlet.re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StartupServlet.getRepository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sitoryStartupServlet.registerRMI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RepositoryStartupServlet.unregisterJNDI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sitoryStartupServlet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tartupServlet.doGet( HttpServletRequest req , HttpServletResponse res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StartupServlet.getRemoteFactoryDelega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tartupServlet.createServerSocke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tartupServlet.doPost( HttpServletRequest req , HttpServletResponse resp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epositoryStartupServlet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sitoryStartupServle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StartupServlet.shutdownReposi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StartupServlet.start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ositoryStartupServlet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MIRemoteFactoryDelegater.createRemoteRepository( Repository 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tartupServlet.unregisterRMI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sitoryStartupServlet.initRepositor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positoryStartupServlet.getInstance(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tartupServlet.redirect( HttpServletRequest req , HttpServletResponse resp , String l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